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2">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36314052108207461" text:style-name="L1">
        <text:list-item>
          <text:p text:style-name="P1">What order should the code be in?</text:p>
        </text:list-item>
      </text:list>
      <text:p text:style-name="Standard"/>
      <text:p text:style-name="Standard"/>
      <text:p text:style-name="Standard">How the code works this time.</text:p>
      <text:p text:style-name="Standard"/>
      <text:p text:style-name="Standard"><text:span text:style-name="T1">First the magnifier</text:span> is rotated so that its handle would be directly upright corresponding to the handle being at zero degrees – infuture if make image with handle pointing up and the center of the image is the center of the glass, then in the js and css wont need to worry about the initial angle or rotation point.</text:p>
      <text:p text:style-name="Standard"/>
      <text:p text:style-name="Standard"><text:span text:style-name="T1">GetStartClickRad</text:span> – works out where you are clicking relative in rad to the startposition</text:p>
      <text:p text:style-name="Standard"/>
      <text:p text:style-name="Standard"><text:span text:style-name="T1">calcCurrentRadDragCoveredAndApply</text:span> – works out rad from the zero position and takes this from where the magnifierStarted to get the length of the whole arc so for, - this is if dragged 8 forward 3 back it would calculate the 5 from 8 -3 </text:p>
      <text:p text:style-name="Standard"/>
      <text:p text:style-name="Standard">*(its actually reversed because we measure the arc from full arc down to minimum arc, and it starts at full. This is because we are going around in the reverse direction)</text:p>
      <text:p text:style-name="Standard"/>
      <text:p text:style-name="Standard"><text:span text:style-name="T1">mouseDown</text:span> uses calcCurrentRadDragCovered and GetStartClickRad and ifInArcApplyDrag </text:p>
      <text:p text:style-name="Standard">maybe if InArcApplyDrag should be built into calcCurrentRadDragCovered</text:p>
      <text:p text:style-name="Standard"/>
      <text:p text:style-name="P2">getRadOfARelativeToB <text:span text:style-name="T2">– maybe change the code of this to replace both setHandleToPointToLocAndSetArcStart and calcCurrentRadDragCoveredAndApply</text:span></text:p>
      <text:p text:style-name="Standard"/>
      <text:p text:style-name="Standard"/>
      <text:p text:style-name="Standard"><text:span text:style-name="T1">ifInArcApplyDrag</text:span> – currently this applys the drag to magnifier, it tests to see if its drag is in the allowable range if not it disengages the mouse drag or causes the next page translation</text:p>
      <text:p text:style-name="Standard">It does this by using the start arc which is in the positive direction and adding a circle turn to it (if less startArc), this means as the handles is pulled anticlockwise instead of decreasing from a quater circle to a zero circle as it reaches north, then a full circle down to a 2quater circle again as it is pulled around to the end point – instead it decreases from a circle and a quater down to a 2quater</text:p>
      <text:p text:style-name="Standard"/>
      <text:p text:style-name="Standard">this code will also set the balls and magnification in future.</text:p>
      <text:p text:style-name="Standard"/>
      <text:p text:style-name="Standard"><text:span text:style-name="T1">setHandleToPointToLocAndSetArcStart</text:span> – the magnifier should point at the first marble and as it is turned the handle should always be pointing at it. </text:p>
      <text:p text:style-name="Standard"/>
      <text:p text:style-name="Standard">This uses the same code <text:s/>to – calcCurrentRadDragCovered the difference is start dragrad would be zero, and the center and event coordinates are in the opposite order</text:p>
      <text:p text:style-name="Standard"/>
      <text:p text:style-name="P2">calcMyObjPos <text:span text:style-name="T2">– given an angle relative to its centre *(currently using magnifier center and angle)</text:span></text:p>
      <text:p text:style-name="P2"><text:span text:style-name="T2"/></text:p>
      <text:p text:style-name="P2"><text:span text:style-name="T2">It will calculate where on the squared ellipse to put the object, returning an object with coordinates.</text:span></text:p>
      <text:p text:style-name="P2"><text:span text:style-name="T2"/></text:p>
      <text:p text:style-name="P2"><text:span text:style-name="T2">It may have issues due to angles and ifs, maybe ifs need to use sin and cos. To keep results between -1 and 1.</text:span></text:p>
      <text:p text:style-name="P2"><text:span text:style-name="T2"/></text:p>
      <text:p text:style-name="P2"><text:span text:style-name="T2">IT SHOULD ONLY CALC THE ELLIPSE POSITIONS</text:span></text:p>
      <text:p text:style-name="P2"><text:span text:style-name="T2"/></text:p>
      <text:list xml:id="list7204900979038689882" text:style-name="L2">
        <text:list-item>
          <text:p text:style-name="P3"><text:span text:style-name="T2">Test if angle given goes above 7.5 – unaltered 5 to -start ang</text:span></text:p>
        </text:list-item>
        <text:list-item>
          <text:p text:style-name="P3"><text:span text:style-name="T2">Test if angle altered goes between 7.5 <text:s/>and start <text:s/>- it does</text:span></text:p>
        </text:list-item>
        <text:list-item>
          <text:p text:style-name="P3"><text:soft-page-break/><text:span text:style-name="T2">Test if can place an object in line with handle – ish</text:span></text:p>
        </text:list-item>
        <text:list-item>
          <text:p text:style-name="P3"><text:span text:style-name="T2">Messing about with it has caused start position to fail.</text:span></text:p>
        </text:list-item>
      </text:list>
      <text:p text:style-name="P2"><text:span text:style-name="T2"/></text:p>
      <text:list xml:id="list38403605" text:continue-numbering="true" text:style-name="L2">
        <text:list-item>
          <text:p text:style-name="P3"><text:span text:style-name="T2">Need a process</text:span></text:p>
        </text:list-item>
        <text:list-item>
          <text:p text:style-name="P3"><text:span text:style-name="T2">get it to calculate ball 1 again, start and end conditions</text:span></text:p>
        </text:list-item>
        <text:list-item>
          <text:p text:style-name="P3"><text:span text:style-name="T2">extract a function so it transforms angMagLeft to travel to ellipse </text:span></text:p>
        </text:list-item>
        <text:list-item>
          <text:p text:style-name="P3"><text:span text:style-name="T2">look through mag stuff and variable which one sets the mag and why does its angle work and why cant i just use that!</text:span></text:p>
        </text:list-item>
      </text:list>
      <text:p text:style-name="P2"><text:span text:style-name="T2"/></text:p>
      <text:p text:style-name="P2"/>
      <text:p text:style-name="P2">Modulus%360</text:p>
      <text:p text:style-name="P2">Javascript Window resize list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8M32S</meta:editing-duration>
    <meta:editing-cycles>15</meta:editing-cycles>
    <meta:generator>OpenOffice/4.1.5$Win32 OpenOffice.org_project/415m1$Build-9789</meta:generator>
    <dc:date>2019-07-01T18:20:54.51</dc:date>
    <dc:creator>Phil Tate</dc:creator>
    <meta:document-statistic meta:table-count="0" meta:image-count="0" meta:object-count="0" meta:page-count="2" meta:paragraph-count="28" meta:word-count="536" meta:character-count="3031"/>
    <meta:user-defined meta:name="Info 1"/>
    <meta:user-defined meta:name="Info 2"/>
    <meta:user-defined meta:name="Info 3"/>
    <meta:user-defined meta:name="Info 4"/>
  </office:meta>
</office:document-meta>
</file>